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2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2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000000" style:font-name="Times New Roman" fo:font-size="12pt" fo:language="en" fo:country="US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для Пентагонов</text:p>
      <text:p text:style-name="P3">Рабочее название «<text:span text:style-name="T1">HE GLUK, ONLY RESET SERVICE</text:span>» <text:span text:style-name="T1">v 0.1</text:span>2</text:p>
      <text:p text:style-name="P4"/>
      <text:p text:style-name="P8"><text:s text:c="2"/>Системные требования: </text:p>
      <text:p text:style-name="P7">ZX-Spectrum <text:span text:style-name="T2">класса Пентагон 2.2 или аналогичные</text:span>;</text:p>
      <text:p text:style-name="P8">128 килобайт памяти (1 мегабайт для работы <text:span text:style-name="T1">RAM </text:span><text:span text:style-name="T2">диска)</text:span>;</text:p>
      <text:p text:style-name="P8">контроллер <text:span text:style-name="T1">TR-DOS;</text:span></text:p>
      <text:p text:style-name="P9">поддерживается загрузка с:</text:p>
      <text:p text:style-name="P9"><text:tab/><text:tab/>дисковода с дискетой в формате <text:span text:style-name="T1">TR-DOS</text:span>;</text:p>
      <text:p text:style-name="P9"><text:tab/><text:tab/><text:span text:style-name="T1">c SD </text:span>карты <text:span text:style-name="T1">NeoGS </text:span>отформатированная в <text:span text:style-name="T1">FAT;</text:span></text:p>
      <text:p text:style-name="P7"><text:span text:style-name="T2"><text:tab/><text:tab/>с </text:span>SD <text:span text:style-name="T2">карты </text:span>Z-контроллера <text:span text:style-name="T2">(на </text:span>ZX Evo <text:span text:style-name="T2">интегрирована</text:span>) <text:span text:style-name="T2">отформатированная в </text:span>FAT;</text:p>
      <text:p text:style-name="P7"><text:tab/><text:tab/><text:span text:style-name="T2">с винчестера подключенного </text:span>по схеме Nemo отформатированн<text:span text:style-name="T2">ый в </text:span>FAT<text:span text:style-name="T2">;</text:span></text:p>
      <text:p text:style-name="P20"><text:span text:style-name="T2"><text:tab/><text:tab/>с винчестера подключенного по схеме </text:span>SMUC отформатированный в <text:span text:style-name="T1">FAT.</text:span></text:p>
      <text:p text:style-name="P7"/>
      <text:p text:style-name="P7"/>
      <text:p text:style-name="P18">ПРЕДУПРЕЖДЕНИЯ. </text:p>
      <text:p text:style-name="P5">----------------------------------------------------------------<text:span text:style-name="T2">----------------------</text:span>---------------<text:span text:style-name="T2">------------------------</text:span></text:p>
      <text:p text:style-name="P5"/>
      <text:p text:style-name="P6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<text:s/>Поиск файлов для загрузки производится в корне <text:span text:style-name="T1">FAT </text:span>устройств.</text:p>
      <text:p text:style-name="P6"/>
      <text:p text:style-name="P5">-----------------------------------------------------------------------------------------------------------------------------</text:p>
      <text:p text:style-name="P16"/>
      <text:p text:style-name="P17">Клавиши управления.</text:p>
      <text:p text:style-name="P17"/>
      <text:p text:style-name="P10"><text:span text:style-name="T3">Кнопки клавиатуры+</text:span><text:span text:style-name="T1">RESET.</text:span></text:p>
      <text:p text:style-name="P15"/>
      <text:p text:style-name="P11">Любая буквенная клавиша (кроме нижеописанных<text:span text:style-name="T1">)</text:span>-выводит на экран краткую помощь.</text:p>
      <text:p text:style-name="P14">CS-<text:span text:style-name="T2">перезапуск страницы </text:span>ROM<text:span text:style-name="T2"> </text:span>TR-DOS.</text:p>
      <text:p text:style-name="P14">SS<text:span text:style-name="T2">-перезапуск страницы </text:span>ROM<text:span text:style-name="T2"> </text:span>Basic<text:span text:style-name="T2"> 48.</text:span></text:p>
      <text:p text:style-name="P14">CS+SS<text:span text:style-name="T2">-перезапуск страницы </text:span>ROM Basic 128.</text:p>
      <text:p text:style-name="P14">D-<text:span text:style-name="T2">запуск </text:span>DEMO “GRASS” by PSB^Hallowen.</text:p>
      <text:p text:style-name="P14">C-<text:span text:style-name="T2">таблица цветов (клавиши </text:span>SPACE <text:span text:style-name="T2">или </text:span>ENTER <text:span text:style-name="T2">изменение цвета бордюра.</text:span></text:p>
      <text:p text:style-name="P14">S-CMOS Setup. <text:span text:style-name="T2">При отсуствии часов отображает </text:span>#FF <text:span text:style-name="T2">для всех ячеек без возможности изменения.</text:span></text:p>
      <text:p text:style-name="P11">Любые 2 нажатые клавиши (кроме вышеописанных) запускают проверку нажатых клавиш.</text:p>
      <text:p text:style-name="P11"/>
      <text:p text:style-name="P13">Управление в основном меню.</text:p>
      <text:p text:style-name="P12"/>
      <text:p text:style-name="P14"><text:span text:style-name="T2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2"> при нажатии на которые происходит немедленный вызов соответствующей опции. </text:span></text:p>
      <text:p text:style-name="P11"/>
      <text:p text:style-name="P11">Горячие клавиши главного меню:</text:p>
      <text:p text:style-name="P14">G-<text:span text:style-name="T2">вызов загрузчика с </text:span>TR-DOS <text:span text:style-name="T2">дискеты;</text:span></text:p>
      <text:p text:style-name="P14">F<text:span text:style-name="T2">-вызов загрузчика с </text:span>FAT <text:span text:style-name="T2">устройства;</text:span></text:p>
      <text:p text:style-name="P14">B<text:span text:style-name="T2">-вызов загрузчика с </text:span>CD <text:span text:style-name="T2">диска (старая функция оставшаяся от </text:span>GLUK<text:span text:style-name="T2">а);</text:span></text:p>
      <text:p text:style-name="P14">D<text:span text:style-name="T2">-вызов загрузчика с </text:span>HDD<text:span text:style-name="T2"> (старая функция оставшаяся от </text:span>GLUK<text:span text:style-name="T2">а)</text:span>;</text:p>
      <text:p text:style-name="P14">S<text:span text:style-name="T2">-сброс в </text:span>TR-DOS<text:span text:style-name="T2">;</text:span></text:p>
      <text:p text:style-name="P14">I<text:span text:style-name="T2">-сброс в </text:span>Basic <text:span text:style-name="T2">48;</text:span></text:p>
      <text:p text:style-name="P14"><text:soft-page-break/>U<text:span text:style-name="T2">-сброс в </text:span>Basic <text:span text:style-name="T2">128;</text:span></text:p>
      <text:p text:style-name="P14">K<text:span text:style-name="T2">-переход в меню </text:span>Kills;</text:p>
      <text:p text:style-name="P11">цифровые клавиши 1-4 выбирают соответствующий дисковод <text:span text:style-name="T1">A-D;</text:span></text:p>
      <text:p text:style-name="P11">8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1">9-включение/выключение отображения времени, даты и дня недели. Отображение часов имеет 3 состояния. Если часы не обнаружены отображается надпись «<text:span text:style-name="T1">NO CMOS</text:span>»<text:span text:style-name="T1">. </text:span>При выключенных часах отображается надпись «<text:span text:style-name="T1">OFF CMOS</text:span>»<text:span text:style-name="T1">. </text:span>При включенных и найденных часах отображается время, дата, день недели.</text:p>
      <text:p text:style-name="P11"/>
      <text:p text:style-name="P11">Горячии клавиши меню <text:span text:style-name="T1">«Kills»:</text:span></text:p>
      <text:p text:style-name="P11"><text:span text:style-name="T1">P</text:span>-очистка страниц 128 памяти;</text:p>
      <text:p text:style-name="P11"><text:span text:style-name="T1">G</text:span>-очистка всех страниц памяти;</text:p>
      <text:p text:style-name="P11"><text:span text:style-name="T1">S</text:span>-создание <text:span text:style-name="T1">RAM </text:span>диска на 512 килобайт;</text:p>
      <text:p text:style-name="P11"><text:span text:style-name="T1">K</text:span>-создание <text:span text:style-name="T1">RAM </text:span>диска на 640 килобайт;</text:p>
      <text:p text:style-name="P11"><text:span text:style-name="T1">D</text:span>-создание <text:span text:style-name="T1">RAM </text:span>диска на 768 килобайт;</text:p>
      <text:p text:style-name="P11"><text:span text:style-name="T1">I</text:span>-создание <text:span text:style-name="T1">RAM </text:span>диска на 896 килобайт;</text:p>
      <text:p text:style-name="P11"><text:span text:style-name="T1">Y</text:span>-копирование <text:span text:style-name="T1">TR-DOS </text:span>дискет с форматирование диска-приемника.</text:p>
      <text:p text:style-name="P11"/>
      <text:p text:style-name="P11">При помощи мыши можно выбирать пункты меню, менять дисковод (буквы <text:span text:style-name="T1">A B C D </text:span>вверху экрана), менять режим компьютера (строчка режима непосредственно над главным меню), запускать файлы найденные на дискетах <text:span text:style-name="T1">TR-DOS </text:span>или на <text:span text:style-name="T1">FAT </text:span>устройствах.</text:p>
      <text:p text:style-name="P11"/>
      <text:p text:style-name="P13">Запуск из <text:span text:style-name="T1">HOBETA </text:span>файлов.</text:p>
      <text:p text:style-name="P13"/>
      <text:p text:style-name="P11">Выбором пункта главного меню <text:span text:style-name="T1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</text:p>
      <text:p text:style-name="P11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1"/>
      <text:p text:style-name="P13">Состояние памяти при запуске <text:span text:style-name="T1">HOBETA </text:span>файлов.</text:p>
      <text:p text:style-name="P13"/>
      <text:p text:style-name="P11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02-23T17:21:08.07</dc:date>
    <meta:editing-duration>PT01H44M49S</meta:editing-duration>
    <meta:editing-cycles>24</meta:editing-cycles>
    <meta:generator>OpenOffice.org/3.2$Win32 OpenOffice.org_project/320m12$Build-9483</meta:generator>
    <meta:document-statistic meta:table-count="0" meta:image-count="0" meta:object-count="0" meta:page-count="2" meta:paragraph-count="54" meta:word-count="561" meta:character-count="4302"/>
  </office:meta>
</office:document-meta>
</file>